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8"><text:user-field-get text:name="py3o.o.company_id.hr_head_id.name">hr_head</text:user-field-get></text:span></text:p>
            <text:p text:style-name="P65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4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585970377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585970377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5859703776">
          <table:table-cell table:style-name="Table6.A2" office:value-type="string"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6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</table:table>
      <text:p text:style-name="P60"/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1:18.995000000</dc:date>
    <meta:editing-duration>P1DT15H48S</meta:editing-duration>
    <meta:editing-cycles>887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